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d1677" officeooo:paragraph-rsid="000d1677"/>
    </style:style>
    <style:style style:name="T1" style:family="text">
      <style:text-properties officeooo:rsid="000e8c8d"/>
    </style:style>
    <style:style style:name="T2" style:family="text">
      <style:text-properties style:text-position="super 58%" officeooo:rsid="000e8c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stions meeting <text:span text:style-name="T1">F</text:span>riday <text:span text:style-name="T1">13</text:span><text:span text:style-name="T2">th</text:span><text:span text:style-name="T1"> of February 2015</text:span></text:h>
      <text:p text:style-name="Text_20_body"/>
      <text:list xml:id="list2012365979752031141" text:style-name="L1">
        <text:list-item>
          <text:p text:style-name="P1">How specific does the logbook have to be?</text:p>
        </text:list-item>
        <text:list-item>
          <text:p text:style-name="P1">When do we get the results from assignment 5.2c?</text:p>
        </text:list-item>
        <text:list-item>
          <text:p text:style-name="P1">Can we take the key to the cabinet home with u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3:01:48.637610736</meta:creation-date>
    <dc:date>2015-02-11T13:05:08.656289629</dc:date>
    <meta:editing-duration>PT2M1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38" meta:character-count="186" meta:non-whitespace-character-count="155"/>
  </office:meta>
</office:document-meta>
</file>